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fo:font-weight="normal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fo:font-weight="normal" officeooo:paragraph-rsid="0017df72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Consolas" fo:font-size="12pt" fo:font-weight="normal" style:font-size-asian="12pt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Consolas" fo:font-size="12pt" fo:font-weight="normal" officeooo:paragraph-rsid="0017df72" style:font-size-asian="12pt" style:font-weight-asian="normal" style:font-weight-complex="normal"/>
    </style:style>
    <style:style style:name="P5" style:family="paragraph" style:parent-style-name="Standard">
      <style:paragraph-properties fo:margin-top="0.21cm" fo:margin-bottom="0.21cm" style:contextual-spacing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.21cm" fo:margin-bottom="0.21cm" style:contextual-spacing="false"/>
      <style:text-properties fo:font-weight="bold" officeooo:paragraph-rsid="0017df72" style:font-weight-asian="bold" style:font-weight-complex="bold"/>
    </style:style>
    <style:style style:name="P7" style:family="paragraph" style:parent-style-name="Text_20_body">
      <style:paragraph-properties fo:margin-top="0cm" fo:margin-bottom="0.101cm" style:contextual-spacing="false"/>
    </style:style>
    <style:style style:name="P8" style:family="paragraph" style:parent-style-name="Text_20_body">
      <style:paragraph-properties fo:margin-top="0cm" fo:margin-bottom="0.101cm" style:contextual-spacing="false"/>
      <style:text-properties officeooo:paragraph-rsid="0017df72"/>
    </style:style>
    <style:style style:name="P9" style:family="paragraph" style:parent-style-name="Text_20_body">
      <style:text-properties officeooo:paragraph-rsid="0017df72"/>
    </style:style>
    <style:style style:name="P10" style:family="paragraph" style:parent-style-name="Standard" style:master-page-name="Standard">
      <style:paragraph-properties fo:margin-top="0cm" fo:margin-bottom="0.21cm" style:contextual-spacing="false" style:page-number="auto"/>
      <style:text-properties fo:language="de" fo:country="DE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Consolas" fo:font-size="12pt" fo:font-weight="normal" style:font-size-asian="12pt" style:font-weight-asian="normal" style:font-weight-complex="normal"/>
    </style:style>
    <style:style style:name="P12" style:family="paragraph" style:parent-style-name="Text_20_body" style:list-style-name="L1">
      <style:paragraph-properties fo:margin-top="0cm" fo:margin-bottom="0.101cm" style:contextual-spacing="false"/>
    </style:style>
    <style:style style:name="P13" style:family="paragraph" style:parent-style-name="Text_20_body" style:list-style-name="L1">
      <style:paragraph-properties fo:margin-top="0cm" fo:margin-bottom="0.101cm" style:contextual-spacing="false"/>
      <style:text-properties officeooo:paragraph-rsid="0017df72"/>
    </style:style>
    <style:style style:name="P14" style:family="paragraph" style:parent-style-name="Text_20_body" style:list-style-name="L2">
      <style:paragraph-properties fo:margin-top="0cm" fo:margin-bottom="0.101cm" style:contextual-spacing="false"/>
    </style:style>
    <style:style style:name="P15" style:family="paragraph" style:parent-style-name="Text_20_body" style:list-style-name="L2">
      <style:paragraph-properties fo:margin-top="0cm" fo:margin-bottom="0.101cm" style:contextual-spacing="false"/>
      <style:text-properties officeooo:paragraph-rsid="0015b3e4"/>
    </style:style>
    <style:style style:name="P16" style:family="paragraph" style:parent-style-name="Text_20_body" style:list-style-name="L3">
      <style:paragraph-properties fo:margin-top="0cm" fo:margin-bottom="0.101cm" style:contextual-spacing="false"/>
      <style:text-properties officeooo:paragraph-rsid="0017df7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c06b" style:font-style-asian="italic" style:font-style-complex="italic"/>
    </style:style>
    <style:style style:name="T3" style:family="text">
      <style:text-properties fo:language="zxx" fo:country="none" fo:font-style="italic" officeooo:rsid="00142784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language="zxx" fo:country="none" fo:font-style="italic" officeooo:rsid="001748aa" style:language-asian="zxx" style:country-asian="none" style:font-style-asian="italic" style:language-complex="zxx" style:country-complex="none" style:font-style-complex="italic"/>
    </style:style>
    <style:style style:name="T5" style:family="text">
      <style:text-properties fo:language="zxx" fo:country="none" fo:font-style="italic" officeooo:rsid="0015b3e4" style:language-asian="zxx" style:country-asian="none" style:font-style-asian="italic" style:language-complex="zxx" style:country-complex="none" style:font-style-complex="italic"/>
    </style:style>
    <style:style style:name="T6" style:family="text">
      <style:text-properties fo:language="zxx" fo:country="none" officeooo:rsid="0015b3e4" style:language-asian="zxx" style:country-asian="none" style:language-complex="zxx" style:country-complex="none"/>
    </style:style>
    <style:style style:name="T7" style:family="text">
      <style:text-properties fo:language="zxx" fo:country="none" fo:font-style="normal" officeooo:rsid="0015b3e4" style:language-asian="zxx" style:country-asian="none" style:font-style-asian="normal" style:language-complex="zxx" style:country-complex="none" style:font-style-complex="normal"/>
    </style:style>
    <style:style style:name="T8" style:family="text">
      <style:text-properties style:font-name="Courier New"/>
    </style:style>
    <style:style style:name="T9" style:family="text">
      <style:text-properties style:font-name="Consolas" fo:font-size="12pt" style:font-size-asian="12pt"/>
    </style:style>
    <style:style style:name="T10" style:family="text">
      <style:text-properties style:font-name="Consolas" fo:font-size="12pt" fo:font-style="italic" style:font-size-asian="12pt" style:font-style-asian="italic"/>
    </style:style>
    <style:style style:name="T11" style:family="text">
      <style:text-properties fo:language="de" fo:country="DE"/>
    </style:style>
    <style:style style:name="T12" style:family="text">
      <style:text-properties fo:language="de" fo:country="DE" fo:font-style="italic" style:font-style-asian="italic" style:font-style-complex="italic"/>
    </style:style>
    <style:style style:name="T13" style:family="text">
      <style:text-properties fo:language="de" fo:country="DE" fo:font-style="italic" officeooo:rsid="0015b3e4" style:font-style-asian="italic" style:font-style-complex="italic"/>
    </style:style>
    <style:style style:name="T14" style:family="text">
      <style:text-properties fo:language="de" fo:country="DE" officeooo:rsid="0015b3e4" style:language-asian="zxx" style:country-asian="none" style:language-complex="zxx" style:country-complex="none"/>
    </style:style>
    <style:style style:name="T15" style:family="text">
      <style:text-properties fo:language="de" fo:country="DE" fo:font-weight="bold" officeooo:rsid="0015b3e4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fo:language="de" fo:country="DE" fo:font-weight="bold" officeooo:rsid="0015b3e4" style:font-weight-asian="bold" style:font-weight-complex="bold"/>
    </style:style>
    <style:style style:name="T17" style:family="text">
      <style:text-properties style:font-name="Courier New1" fo:language="de" fo:country="DE" fo:font-style="italic" style:font-style-asian="italic" style:font-style-complex="italic"/>
    </style:style>
    <style:style style:name="T18" style:family="text">
      <style:text-properties fo:font-weight="bold" officeooo:rsid="0015b3e4" style:font-weight-asian="bold" style:font-weight-complex="bold"/>
    </style:style>
    <style:style style:name="T19" style:family="text">
      <style:text-properties officeooo:rsid="00188c5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zenario</text:p>
      <text:p text:style-name="P7">Es soll eine Klasse <text:span text:style-name="T8">Fahrkartenautomat.java</text:span> entwickelt werden, mit der man einen Fahrkartenautomaten simulieren kann. Der Fahrkartenautomat soll folgenden Anforderungen genügen:</text:p>
      <text:list xml:id="list3069594818" text:style-name="L1">
        <text:list-item>
          <text:p text:style-name="P12">Man kann Preisstufe 1 (=1,20€), Preisstufe 2 (=2,40€) oder Preisstufe 3 (=3,60€) wählen.</text:p>
        </text:list-item>
        <text:list-item>
          <text:p text:style-name="P12">Sobald man genug Geld eingeworfen hat, wird der Fahrschein gedruckt und das Restgeld zurückgegeben.</text:p>
        </text:list-item>
        <text:list-item>
          <text:p text:style-name="P12">Stattdessen kann man sich auch das eingeworfene Geld zurückgeben lassen (= "C-Taste").</text:p>
        </text:list-item>
        <text:list-item>
          <text:p text:style-name="P12">Man kann mit Eingabe des richtigen Passwortes den Fahrkartenautomat leeren; dann wird alles Geld, das seit der letzten Leerung eingeworfen wurde, zurückgegeben und der Automat auf 0 zurückgesetzt.</text:p>
        </text:list-item>
        <text:list-item>
          <text:p text:style-name="P12"><text:span text:style-name="T1">(Zusatzanforderung:)</text:span> Man kann mehrere Fahrkarten auf einmal kaufen; dann gibt man neben der Preisstufe auch die Zahl der gewünschten Fahrscheine an.</text:p>
        </text:list-item>
      </text:list>
      <text:p text:style-name="P5">Java-Programm</text:p>
      <text:p text:style-name="Text_20_body">Für diese Anforderungen hat Programmierer S. Imple folgende Java-Klasse aufgesetzt, die Anforderung 2 und 4 abbilden soll.</text:p>
      <text:p text:style-name="P3">public class Fahrkartenautomat {</text:p>
      <text:p text:style-name="P3"><text:tab/>private double eingeworfen;</text:p>
      <text:p text:style-name="P3"><text:tab/></text:p>
      <text:p text:style-name="P3"><text:tab/>public Fahrkartenautomat(){</text:p>
      <text:p text:style-name="P3"><text:tab/><text:tab/>eingeworfen = 0;</text:p>
      <text:p text:style-name="P1"><text:span text:style-name="T9"><text:tab/><text:tab/>System.</text:span><text:span text:style-name="T10">out</text:span><text:span text:style-name="T9">.println("Fahrkartenautomat ist bereit");</text:span></text:p>
      <text:p text:style-name="P3"><text:tab/>}</text:p>
      <text:p text:style-name="P3"><text:tab/></text:p>
      <text:p text:style-name="P3"><text:tab/>public void geldEinwerfen(double pBetrag) {</text:p>
      <text:p text:style-name="P3"><text:tab/><text:tab/>eingeworfen += pBetrag;<text:tab/></text:p>
      <text:p text:style-name="P3"><text:tab/>}</text:p>
      <text:p text:style-name="P3"/>
      <text:p text:style-name="P3"><text:tab/>public double rueckgabe(){</text:p>
      <text:p text:style-name="P3"><text:tab/><text:tab/>double geld = eingeworfen;</text:p>
      <text:p text:style-name="P3"><text:tab/><text:tab/>eingeworfen = 0;</text:p>
      <text:p text:style-name="P3"><text:tab/><text:tab/>return geld;</text:p>
      <text:p text:style-name="P3"><text:tab/><text:span text:style-name="T19">}</text:span></text:p>
      <text:p text:style-name="P3">}</text:p>
      <text:p text:style-name="P5">Aufgaben</text:p>
      <text:list xml:id="list3618102613" text:style-name="L2">
        <text:list-item>
          <text:p text:style-name="P14"><text:span text:style-name="T18">Analyse:</text:span><text:line-break/>Markiere im Quelltext Beispiele für die folgenden Begriffe (hier in alphabetischer Reihenfolge):<text:line-break/>Attribut, Attribut-Typ, Klassendeklaration, Konstruktor, lokale Variable, Parameter, Rückgabetyp, Rückgabewert, sondierende Methode, verändernde Methode <text:line-break/><text:span text:style-name="T1">Ggf. nachlesen </text:span><text:span text:style-name="T12">auf sibiwiki.de: Java Basis-Sprachelemente, Klasse in Java</text:span></text:p>
        </text:list-item>
        <text:list-item>
          <text:p text:style-name="P15"><text:span text:style-name="T15">Planung:</text:span><text:line-break/>1. <text:span text:style-name="T6">Benenne die Attribute, die man zusätzlich braucht!<text:line-break/> <text:s text:c="3"/></text:span><text:span text:style-name="T5">(Für alles, was sich der Fahrkartenautomat "merken" muss, braucht man ein Attribut.)<text:line-break/></text:span><text:span text:style-name="T7">2. Benenne die Methoden mit Parametern, die man zusätzlich braucht!</text:span></text:p>
        </text:list-item>
        <text:list-item>
          <text:p text:style-name="P15"><text:span text:style-name="T16">Implementierung:</text:span><text:span text:style-name="T11"><text:line-break/></text:span><text:span text:style-name="T13">(„Implementieren“ heißt: Programmieren)</text:span><text:span text:style-name="T11"><text:line-break/></text:span><text:span text:style-name="T14">Implementiere</text:span><text:span text:style-name="T11"> und teste die Anforderungen!<text:line-break/></text:span><text:span text:style-name="T12">Hinweis: Für die Ausgabe der Fahrkarte </text:span><text:span text:style-name="T17">System.out.println(“...“);</text:span><text:span text:style-name="T12"> nehmen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Consolas" svg:font-family="Consolas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0ac06b" style:font-style-asian="italic" style:font-style-complex="italic"/>
    </style:style>
    <style:style style:name="MT3" style:family="text">
      <style:text-properties fo:language="zxx" fo:country="none" fo:font-style="italic" officeooo:rsid="00142784" style:language-asian="zxx" style:country-asian="none" style:font-style-asian="italic" style:language-complex="zxx" style:country-complex="none" style:font-style-complex="italic"/>
    </style:style>
    <style:style style:name="MT4" style:family="text">
      <style:text-properties fo:language="zxx" fo:country="none" fo:font-style="italic" officeooo:rsid="001748aa" style:language-asian="zxx" style:country-asian="none" style:font-style-asian="italic" style:language-complex="zxx" style:country-complex="none" style:font-style-complex="italic"/>
    </style:style>
    <style:page-layout style:name="Mpm1">
      <style:page-layout-properties fo:page-width="21.001cm" fo:page-height="29.7cm" style:num-format="1" style:print-orientation="portrait" fo:margin-top="1cm" fo:margin-bottom="1.191cm" fo:margin-left="2cm" fo:margin-right="2cm" style:writing-mode="lr-tb" style:layout-grid-color="#c0c0c0" style:layout-grid-lines="2413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Informatik Q1<text:tab/>Wiederholung: Klasse, Attribute, Methoden<text:tab/></text:span><text:span text:style-name="MT2">August</text:span><text:span text:style-name="MT1"> </text:span><text:span text:style-name="MT3">202</text:span><text:span text:style-name="MT4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0000000</meta:creation-date>
    <meta:editing-duration>PT1H48M41S</meta:editing-duration>
    <meta:editing-cycles>26</meta:editing-cycles>
    <meta:generator>LibreOffice/7.1.5.2$Windows_X86_64 LibreOffice_project/85f04e9f809797b8199d13c421bd8a2b025d52b5</meta:generator>
    <dc:date>2022-08-11T18:21:35.838000000</dc:date>
    <meta:print-date>2020-07-29T10:12:51.798000000</meta:print-date>
    <meta:document-statistic meta:table-count="0" meta:image-count="0" meta:object-count="0" meta:page-count="1" meta:paragraph-count="31" meta:word-count="266" meta:character-count="2077" meta:non-whitespace-character-count="1821"/>
    <meta:user-defined meta:name="Info 1"/>
    <meta:user-defined meta:name="Info 2"/>
    <meta:user-defined meta:name="Info 3"/>
    <meta:user-defined meta:name="Info 4"/>
  </office:meta>
</office:document-meta>
</file>